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JetBrains Mono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paragraph-rsid="000df879" fo:background-color="transparent"/>
    </style:style>
    <style:style style:name="P3" style:family="paragraph" style:parent-style-name="Standard">
      <style:text-properties style:font-name="JetBrains Mono" officeooo:paragraph-rsid="000df879"/>
    </style:style>
    <style:style style:name="T1" style:family="text">
      <style:text-properties fo:color="#3d7b7b" loext:opacity="100%" fo:font-style="italic"/>
    </style:style>
    <style:style style:name="T2" style:family="text">
      <style:text-properties fo:color="#008000" loext:opacity="100%" fo:font-weight="bold"/>
    </style:style>
    <style:style style:name="T3" style:family="text">
      <style:text-properties fo:color="#bbbbbb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008000" loext:opacity="100%"/>
    </style:style>
    <style:style style:name="T6" style:family="text">
      <style:text-properties fo:color="#666666" loext:opacity="100%"/>
    </style:style>
    <style:style style:name="T7" style:family="text">
      <style:text-properties fo:color="#ba2121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<text:span text:style-name="T1">-- Step 1: Create tables<text:line-break/></text:span><text:span text:style-name="T2">CREATE</text:span><text:span text:style-name="T3"> </text:span><text:span text:style-name="T2">TABLE</text:span><text:span text:style-name="T3"> </text:span><text:span text:style-name="T4">another</text:span><text:span text:style-name="T3"> </text:span><text:span text:style-name="T4">(</text:span><text:span text:style-name="T3"><text:line-break/> <text:s text:c="3"/></text:span><text:span text:style-name="T4">id</text:span><text:span text:style-name="T3"> </text:span><text:span text:style-name="T5">INT</text:span><text:span text:style-name="T4">,</text:span><text:span text:style-name="T3"><text:line-break/> <text:s text:c="3"/></text:span><text:span text:style-name="T4">name</text:span><text:span text:style-name="T3"> </text:span><text:span text:style-name="T5">VARCHAR</text:span><text:span text:style-name="T4">(</text:span><text:span text:style-name="T6">10</text:span><text:span text:style-name="T4">),</text:span><text:span text:style-name="T3"><text:line-break/> <text:s text:c="3"/></text:span><text:span text:style-name="T4">age</text:span><text:span text:style-name="T3"> </text:span><text:span text:style-name="T5">INT</text:span><text:span text:style-name="T3"><text:line-break/></text:span><text:span text:style-name="T4">);</text:span><text:span text:style-name="T3"><text:line-break/><text:line-break/></text:span><text:span text:style-name="T2">CREATE</text:span><text:span text:style-name="T3"> </text:span><text:span text:style-name="T2">TABLE</text:span><text:span text:style-name="T3"> </text:span><text:span text:style-name="T4">another1</text:span><text:span text:style-name="T3"> </text:span><text:span text:style-name="T4">(</text:span><text:span text:style-name="T3"><text:line-break/> <text:s text:c="3"/></text:span><text:span text:style-name="T4">id1</text:span><text:span text:style-name="T3"> </text:span><text:span text:style-name="T5">INT</text:span><text:span text:style-name="T4">,</text:span><text:span text:style-name="T3"><text:line-break/> <text:s text:c="3"/></text:span><text:span text:style-name="T4">name1</text:span><text:span text:style-name="T3"> </text:span><text:span text:style-name="T5">VARCHAR</text:span><text:span text:style-name="T4">(</text:span><text:span text:style-name="T6">10</text:span><text:span text:style-name="T4">),</text:span><text:span text:style-name="T3"><text:line-break/> <text:s text:c="3"/></text:span><text:span text:style-name="T4">age1</text:span><text:span text:style-name="T3"> </text:span><text:span text:style-name="T5">INT</text:span><text:span text:style-name="T3"><text:line-break/></text:span><text:span text:style-name="T4">);</text:span><text:span text:style-name="T3"><text:line-break/><text:line-break/></text:span><text:span text:style-name="T1">-- Step 2: Create trigger to copy data from `another` to `another1` after insert<text:line-break/></text:span><text:span text:style-name="T2">DELIMITER</text:span><text:span text:style-name="T3"> </text:span><text:span text:style-name="T6">//</text:span><text:span text:style-name="T3"><text:line-break/></text:span><text:span text:style-name="T2">CREATE</text:span><text:span text:style-name="T3"> </text:span><text:span text:style-name="T2">TRIGGER</text:span><text:span text:style-name="T3"> </text:span><text:span text:style-name="T4">after_insert_another</text:span><text:span text:style-name="T3"><text:line-break/></text:span><text:span text:style-name="T2">AFTER</text:span><text:span text:style-name="T3"> </text:span><text:span text:style-name="T2">INSERT</text:span><text:span text:style-name="T3"> </text:span><text:span text:style-name="T2">ON</text:span><text:span text:style-name="T3"> </text:span><text:span text:style-name="T4">another</text:span><text:span text:style-name="T3"><text:line-break/></text:span><text:span text:style-name="T2">FOR</text:span><text:span text:style-name="T3"> </text:span><text:span text:style-name="T2">EACH</text:span><text:span text:style-name="T3"> </text:span><text:span text:style-name="T2">ROW</text:span><text:span text:style-name="T3"><text:line-break/></text:span><text:span text:style-name="T2">BEGIN</text:span><text:span text:style-name="T3"><text:line-break/> <text:s text:c="3"/></text:span><text:span text:style-name="T2">INSERT</text:span><text:span text:style-name="T3"> </text:span><text:span text:style-name="T2">INTO</text:span><text:span text:style-name="T3"> </text:span><text:span text:style-name="T4">another1</text:span><text:span text:style-name="T3"> </text:span><text:span text:style-name="T4">(id1,</text:span><text:span text:style-name="T3"> </text:span><text:span text:style-name="T4">name1,</text:span><text:span text:style-name="T3"> </text:span><text:span text:style-name="T4">age1)</text:span><text:span text:style-name="T3"><text:line-break/> <text:s text:c="3"/></text:span><text:span text:style-name="T2">VALUES</text:span><text:span text:style-name="T3"> </text:span><text:span text:style-name="T4">(</text:span><text:span text:style-name="T2">NEW</text:span><text:span text:style-name="T4">.id,</text:span><text:span text:style-name="T3"> </text:span><text:span text:style-name="T2">NEW</text:span><text:span text:style-name="T4">.name,</text:span><text:span text:style-name="T3"> </text:span><text:span text:style-name="T2">NEW</text:span><text:span text:style-name="T4">.age);</text:span><text:span text:style-name="T3"><text:line-break/></text:span><text:span text:style-name="T2">END</text:span><text:span text:style-name="T4">;</text:span><text:span text:style-name="T3"><text:line-break/></text:span><text:span text:style-name="T6">//</text:span><text:span text:style-name="T3"><text:line-break/></text:span><text:span text:style-name="T2">DELIMITER</text:span><text:span text:style-name="T3"> </text:span><text:span text:style-name="T4">;</text:span><text:span text:style-name="T3"><text:line-break/><text:line-break/></text:span><text:span text:style-name="T1">-- Step 3: Test the trigger<text:line-break/></text:span><text:span text:style-name="T2">INSERT</text:span><text:span text:style-name="T3"> </text:span><text:span text:style-name="T2">INTO</text:span><text:span text:style-name="T3"> </text:span><text:span text:style-name="T4">another</text:span><text:span text:style-name="T3"> </text:span><text:span text:style-name="T4">(id,</text:span><text:span text:style-name="T3"> </text:span><text:span text:style-name="T4">name,</text:span><text:span text:style-name="T3"> </text:span><text:span text:style-name="T4">age)</text:span><text:span text:style-name="T3"> </text:span><text:span text:style-name="T2">VALUES</text:span><text:span text:style-name="T3"> </text:span><text:span text:style-name="T4">(</text:span><text:span text:style-name="T6">101</text:span><text:span text:style-name="T4">,</text:span><text:span text:style-name="T3"> </text:span><text:span text:style-name="T7">'John'</text:span><text:span text:style-name="T4">,</text:span><text:span text:style-name="T3"> </text:span><text:span text:style-name="T6">25</text:span><text:span text:style-name="T4">);</text:span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>-- Create trigger to insert updated values into `another1` before update on `another`<text:line-break/></text:span><text:span text:style-name="T2">DELIMITER</text:span><text:span text:style-name="T3"> </text:span><text:span text:style-name="T6">//</text:span><text:span text:style-name="T3"><text:line-break/></text:span><text:span text:style-name="T2">CREATE</text:span><text:span text:style-name="T3"> </text:span><text:span text:style-name="T2">TRIGGER</text:span><text:span text:style-name="T3"> </text:span><text:span text:style-name="T4">before_update_another</text:span><text:span text:style-name="T3"><text:line-break/></text:span><text:span text:style-name="T2">BEFORE</text:span><text:span text:style-name="T3"> </text:span><text:span text:style-name="T2">UPDATE</text:span><text:span text:style-name="T3"> </text:span><text:span text:style-name="T2">ON</text:span><text:span text:style-name="T3"> </text:span><text:span text:style-name="T4">another</text:span><text:span text:style-name="T3"><text:line-break/></text:span><text:soft-page-break/><text:span text:style-name="T2">FOR</text:span><text:span text:style-name="T3"> </text:span><text:span text:style-name="T2">EACH</text:span><text:span text:style-name="T3"> </text:span><text:span text:style-name="T2">ROW</text:span><text:span text:style-name="T3"><text:line-break/></text:span><text:span text:style-name="T2">BEGIN</text:span><text:span text:style-name="T3"><text:line-break/> <text:s text:c="3"/></text:span><text:span text:style-name="T2">INSERT</text:span><text:span text:style-name="T3"> </text:span><text:span text:style-name="T2">INTO</text:span><text:span text:style-name="T3"> </text:span><text:span text:style-name="T4">another1</text:span><text:span text:style-name="T3"> </text:span><text:span text:style-name="T4">(id1,</text:span><text:span text:style-name="T3"> </text:span><text:span text:style-name="T4">name1)</text:span><text:span text:style-name="T3"><text:line-break/> <text:s text:c="3"/></text:span><text:span text:style-name="T2">VALUES</text:span><text:span text:style-name="T3"> </text:span><text:span text:style-name="T4">(</text:span><text:span text:style-name="T2">NEW</text:span><text:span text:style-name="T4">.id,</text:span><text:span text:style-name="T3"> </text:span><text:span text:style-name="T2">NEW</text:span><text:span text:style-name="T4">.name);</text:span><text:span text:style-name="T3"><text:line-break/></text:span><text:span text:style-name="T2">END</text:span><text:span text:style-name="T4">;</text:span><text:span text:style-name="T3"><text:line-break/></text:span><text:span text:style-name="T6">//</text:span><text:span text:style-name="T3"><text:line-break/></text:span><text:span text:style-name="T2">DELIMITER</text:span><text:span text:style-name="T3"> </text:span><text:span text:style-name="T4">;</text:span><text:span text:style-name="T3"><text:line-break/><text:line-break/></text:span><text:span text:style-name="T1">-- Test the trigger<text:line-break/></text:span><text:span text:style-name="T2">UPDATE</text:span><text:span text:style-name="T3"> </text:span><text:span text:style-name="T4">another</text:span><text:span text:style-name="T3"> </text:span><text:span text:style-name="T2">SET</text:span><text:span text:style-name="T3"> </text:span><text:span text:style-name="T4">name</text:span><text:span text:style-name="T3"> </text:span><text:span text:style-name="T6">=</text:span><text:span text:style-name="T3"> </text:span><text:span text:style-name="T7">'Jane'</text:span><text:span text:style-name="T3"> </text:span><text:span text:style-name="T2">WHERE</text:span><text:span text:style-name="T3"> </text:span><text:span text:style-name="T4">id</text:span><text:span text:style-name="T3"> </text:span><text:span text:style-name="T6">=</text:span><text:span text:style-name="T3"> </text:span><text:span text:style-name="T6">101</text:span><text:span text:style-name="T4">;</text:span></text:p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>-- Create trigger to copy deleted rows from `another` to `another1` before deletion<text:line-break/></text:span><text:span text:style-name="T2">DELIMITER</text:span><text:span text:style-name="T3"> </text:span><text:span text:style-name="T6">//</text:span><text:span text:style-name="T3"><text:line-break/></text:span><text:span text:style-name="T2">CREATE</text:span><text:span text:style-name="T3"> </text:span><text:span text:style-name="T2">TRIGGER</text:span><text:span text:style-name="T3"> </text:span><text:span text:style-name="T4">before_delete_another</text:span><text:span text:style-name="T3"><text:line-break/></text:span><text:span text:style-name="T2">BEFORE</text:span><text:span text:style-name="T3"> </text:span><text:span text:style-name="T2">DELETE</text:span><text:span text:style-name="T3"> </text:span><text:span text:style-name="T2">ON</text:span><text:span text:style-name="T3"> </text:span><text:span text:style-name="T4">another</text:span><text:span text:style-name="T3"><text:line-break/></text:span><text:span text:style-name="T2">FOR</text:span><text:span text:style-name="T3"> </text:span><text:span text:style-name="T2">EACH</text:span><text:span text:style-name="T3"> </text:span><text:span text:style-name="T2">ROW</text:span><text:span text:style-name="T3"><text:line-break/></text:span><text:span text:style-name="T2">BEGIN</text:span><text:span text:style-name="T3"><text:line-break/> <text:s text:c="3"/></text:span><text:span text:style-name="T2">INSERT</text:span><text:span text:style-name="T3"> </text:span><text:span text:style-name="T2">INTO</text:span><text:span text:style-name="T3"> </text:span><text:span text:style-name="T4">another1</text:span><text:span text:style-name="T3"> </text:span><text:span text:style-name="T4">(id1,</text:span><text:span text:style-name="T3"> </text:span><text:span text:style-name="T4">name1)</text:span><text:span text:style-name="T3"><text:line-break/> <text:s text:c="3"/></text:span><text:span text:style-name="T2">VALUES</text:span><text:span text:style-name="T3"> </text:span><text:span text:style-name="T4">(</text:span><text:span text:style-name="T2">OLD</text:span><text:span text:style-name="T4">.id,</text:span><text:span text:style-name="T3"> </text:span><text:span text:style-name="T2">OLD</text:span><text:span text:style-name="T4">.name);</text:span><text:span text:style-name="T3"><text:line-break/></text:span><text:span text:style-name="T2">END</text:span><text:span text:style-name="T4">;</text:span><text:span text:style-name="T3"><text:line-break/></text:span><text:span text:style-name="T6">//</text:span><text:span text:style-name="T3"><text:line-break/></text:span><text:span text:style-name="T2">DELIMITER</text:span><text:span text:style-name="T3"> </text:span><text:span text:style-name="T4">;</text:span><text:span text:style-name="T3"><text:line-break/><text:line-break/></text:span><text:span text:style-name="T1">-- Test the trigger<text:line-break/></text:span><text:span text:style-name="T2">DELETE</text:span><text:span text:style-name="T3"> </text:span><text:span text:style-name="T2">FROM</text:span><text:span text:style-name="T3"> </text:span><text:span text:style-name="T4">another</text:span><text:span text:style-name="T3"> </text:span><text:span text:style-name="T2">WHERE</text:span><text:span text:style-name="T3"> </text:span><text:span text:style-name="T4">id</text:span><text:span text:style-name="T3"> </text:span><text:span text:style-name="T6">=</text:span><text:span text:style-name="T3"> </text:span><text:span text:style-name="T6">101</text:span><text:span text:style-name="T4">;</text:span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>-- Step 1: Create tables<text:line-break/></text:span><text:span text:style-name="T2">CREATE</text:span><text:span text:style-name="T3"> </text:span><text:span text:style-name="T2">TABLE</text:span><text:span text:style-name="T3"> </text:span><text:span text:style-name="T4">phone1</text:span><text:span text:style-name="T3"> </text:span><text:span text:style-name="T4">(</text:span><text:span text:style-name="T3"><text:line-break/> <text:s text:c="3"/></text:span><text:span text:style-name="T4">name</text:span><text:span text:style-name="T3"> </text:span><text:span text:style-name="T5">VARCHAR</text:span><text:span text:style-name="T4">(</text:span><text:span text:style-name="T6">20</text:span><text:span text:style-name="T4">),</text:span><text:span text:style-name="T3"><text:line-break/> <text:s text:c="3"/></text:span><text:span text:style-name="T4">phone</text:span><text:span text:style-name="T3"> </text:span><text:span text:style-name="T5">INT</text:span><text:span text:style-name="T4">,</text:span><text:span text:style-name="T3"><text:line-break/> <text:s text:c="3"/></text:span><text:span text:style-name="T4">price</text:span><text:span text:style-name="T3"> </text:span><text:span text:style-name="T5">INT</text:span><text:span text:style-name="T3"><text:line-break/></text:span><text:span text:style-name="T4">);</text:span><text:span text:style-name="T3"><text:line-break/></text:span><text:soft-page-break/><text:span text:style-name="T3"><text:line-break/></text:span><text:span text:style-name="T2">CREATE</text:span><text:span text:style-name="T3"> </text:span><text:span text:style-name="T2">TABLE</text:span><text:span text:style-name="T3"> </text:span><text:span text:style-name="T4">samephone</text:span><text:span text:style-name="T3"> </text:span><text:span text:style-name="T4">(</text:span><text:span text:style-name="T3"><text:line-break/> <text:s text:c="3"/></text:span><text:span text:style-name="T4">name1</text:span><text:span text:style-name="T3"> </text:span><text:span text:style-name="T5">VARCHAR</text:span><text:span text:style-name="T4">(</text:span><text:span text:style-name="T6">20</text:span><text:span text:style-name="T4">),</text:span><text:span text:style-name="T3"><text:line-break/> <text:s text:c="3"/></text:span><text:span text:style-name="T4">price1</text:span><text:span text:style-name="T3"> </text:span><text:span text:style-name="T5">INT</text:span><text:span text:style-name="T3"><text:line-break/></text:span><text:span text:style-name="T4">);</text:span><text:span text:style-name="T3"><text:line-break/><text:line-break/></text:span><text:span text:style-name="T1">-- Step 2: Create trigger with condition to insert only if price &gt;= 3000<text:line-break/></text:span><text:span text:style-name="T2">DELIMITER</text:span><text:span text:style-name="T3"> </text:span><text:span text:style-name="T6">//</text:span><text:span text:style-name="T3"><text:line-break/></text:span><text:span text:style-name="T2">CREATE</text:span><text:span text:style-name="T3"> </text:span><text:span text:style-name="T2">TRIGGER</text:span><text:span text:style-name="T3"> </text:span><text:span text:style-name="T4">after_insert_phone1</text:span><text:span text:style-name="T3"><text:line-break/></text:span><text:span text:style-name="T2">AFTER</text:span><text:span text:style-name="T3"> </text:span><text:span text:style-name="T2">INSERT</text:span><text:span text:style-name="T3"> </text:span><text:span text:style-name="T2">ON</text:span><text:span text:style-name="T3"> </text:span><text:span text:style-name="T4">phone1</text:span><text:span text:style-name="T3"><text:line-break/></text:span><text:span text:style-name="T2">FOR</text:span><text:span text:style-name="T3"> </text:span><text:span text:style-name="T2">EACH</text:span><text:span text:style-name="T3"> </text:span><text:span text:style-name="T2">ROW</text:span><text:span text:style-name="T3"><text:line-break/></text:span><text:span text:style-name="T2">BEGIN</text:span><text:span text:style-name="T3"><text:line-break/> <text:s text:c="3"/></text:span><text:span text:style-name="T2">IF</text:span><text:span text:style-name="T3"> </text:span><text:span text:style-name="T2">NEW</text:span><text:span text:style-name="T4">.price</text:span><text:span text:style-name="T3"> </text:span><text:span text:style-name="T6">&gt;=</text:span><text:span text:style-name="T3"> </text:span><text:span text:style-name="T6">3000</text:span><text:span text:style-name="T3"> </text:span><text:span text:style-name="T2">THEN</text:span><text:span text:style-name="T3"><text:line-break/> <text:s text:c="7"/></text:span><text:span text:style-name="T2">INSERT</text:span><text:span text:style-name="T3"> </text:span><text:span text:style-name="T2">INTO</text:span><text:span text:style-name="T3"> </text:span><text:span text:style-name="T4">samephone</text:span><text:span text:style-name="T3"> </text:span><text:span text:style-name="T4">(name1,</text:span><text:span text:style-name="T3"> </text:span><text:span text:style-name="T4">price1)</text:span><text:span text:style-name="T3"><text:line-break/> <text:s text:c="7"/></text:span><text:span text:style-name="T2">VALUES</text:span><text:span text:style-name="T3"> </text:span><text:span text:style-name="T4">(</text:span><text:span text:style-name="T2">NEW</text:span><text:span text:style-name="T4">.name,</text:span><text:span text:style-name="T3"> </text:span><text:span text:style-name="T2">NEW</text:span><text:span text:style-name="T4">.price);</text:span><text:span text:style-name="T3"><text:line-break/> <text:s text:c="3"/></text:span><text:span text:style-name="T2">END</text:span><text:span text:style-name="T3"> </text:span><text:span text:style-name="T2">IF</text:span><text:span text:style-name="T4">;</text:span><text:span text:style-name="T3"><text:line-break/></text:span><text:span text:style-name="T2">END</text:span><text:span text:style-name="T4">;</text:span><text:span text:style-name="T3"><text:line-break/></text:span><text:span text:style-name="T6">//</text:span><text:span text:style-name="T3"><text:line-break/></text:span><text:span text:style-name="T2">DELIMITER</text:span><text:span text:style-name="T3"> </text:span><text:span text:style-name="T4">;</text:span><text:span text:style-name="T3"><text:line-break/><text:line-break/></text:span><text:span text:style-name="T1">-- Step 3: Test the trigger<text:line-break/></text:span><text:span text:style-name="T2">INSERT</text:span><text:span text:style-name="T3"> </text:span><text:span text:style-name="T2">INTO</text:span><text:span text:style-name="T3"> </text:span><text:span text:style-name="T4">phone1</text:span><text:span text:style-name="T3"> </text:span><text:span text:style-name="T4">(name,</text:span><text:span text:style-name="T3"> </text:span><text:span text:style-name="T4">phone,</text:span><text:span text:style-name="T3"> </text:span><text:span text:style-name="T4">price)</text:span><text:span text:style-name="T3"> </text:span><text:span text:style-name="T2">VALUES</text:span><text:span text:style-name="T3"> </text:span><text:span text:style-name="T4">(</text:span><text:span text:style-name="T7">'Momenul'</text:span><text:span text:style-name="T4">,</text:span><text:span text:style-name="T3"> </text:span><text:span text:style-name="T6">123456</text:span><text:span text:style-name="T4">,</text:span><text:span text:style-name="T3"> </text:span><text:span text:style-name="T6">1000</text:span><text:span text:style-name="T4">);</text:span><text:span text:style-name="T3"><text:line-break/></text:span><text:span text:style-name="T2">INSERT</text:span><text:span text:style-name="T3"> </text:span><text:span text:style-name="T2">INTO</text:span><text:span text:style-name="T3"> </text:span><text:span text:style-name="T4">phone1</text:span><text:span text:style-name="T3"> </text:span><text:span text:style-name="T4">(name,</text:span><text:span text:style-name="T3"> </text:span><text:span text:style-name="T4">phone,</text:span><text:span text:style-name="T3"> </text:span><text:span text:style-name="T4">price)</text:span><text:span text:style-name="T3"> </text:span><text:span text:style-name="T2">VALUES</text:span><text:span text:style-name="T3"> </text:span><text:span text:style-name="T4">(</text:span><text:span text:style-name="T7">'Karim'</text:span><text:span text:style-name="T4">,</text:span><text:span text:style-name="T3"> </text:span><text:span text:style-name="T6">789012</text:span><text:span text:style-name="T4">,</text:span><text:span text:style-name="T3"> </text:span><text:span text:style-name="T6">4000</text:span><text:span text:style-name="T4">);</text:span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>-- Step 1: Create tables<text:line-break/></text:span><text:span text:style-name="T2">CREATE</text:span><text:span text:style-name="T3"> </text:span><text:span text:style-name="T2">TABLE</text:span><text:span text:style-name="T3"> </text:span><text:span text:style-name="T4">bankdeposit</text:span><text:span text:style-name="T3"> </text:span><text:span text:style-name="T4">(</text:span><text:span text:style-name="T3"><text:line-break/> <text:s text:c="3"/></text:span><text:span text:style-name="T4">id</text:span><text:span text:style-name="T3"> </text:span><text:span text:style-name="T5">INT</text:span><text:span text:style-name="T4">,</text:span><text:span text:style-name="T3"><text:line-break/> <text:s text:c="3"/></text:span><text:span text:style-name="T4">name</text:span><text:span text:style-name="T3"> </text:span><text:span text:style-name="T5">VARCHAR</text:span><text:span text:style-name="T4">(</text:span><text:span text:style-name="T6">20</text:span><text:span text:style-name="T4">),</text:span><text:span text:style-name="T3"><text:line-break/> <text:s text:c="3"/></text:span><text:span text:style-name="T4">balance</text:span><text:span text:style-name="T3"> </text:span><text:span text:style-name="T5">INT</text:span><text:span text:style-name="T3"><text:line-break/></text:span><text:span text:style-name="T4">);</text:span><text:span text:style-name="T3"><text:line-break/><text:line-break/></text:span><text:span text:style-name="T2">CREATE</text:span><text:span text:style-name="T3"> </text:span><text:span text:style-name="T2">TABLE</text:span><text:span text:style-name="T3"> </text:span><text:span text:style-name="T4">addusername</text:span><text:span text:style-name="T3"> </text:span><text:span text:style-name="T4">(</text:span><text:span text:style-name="T3"><text:line-break/> <text:s text:c="3"/></text:span><text:span text:style-name="T4">name</text:span><text:span text:style-name="T3"> </text:span><text:span text:style-name="T5">VARCHAR</text:span><text:span text:style-name="T4">(</text:span><text:span text:style-name="T6">20</text:span><text:span text:style-name="T4">),</text:span><text:span text:style-name="T3"><text:line-break/> <text:s text:c="3"/></text:span><text:span text:style-name="T4">username</text:span><text:span text:style-name="T3"> </text:span><text:span text:style-name="T5">VARCHAR</text:span><text:span text:style-name="T4">(</text:span><text:span text:style-name="T6">20</text:span><text:span text:style-name="T4">),</text:span><text:span text:style-name="T3"><text:line-break/> <text:s text:c="3"/></text:span><text:span text:style-name="T2">operation</text:span><text:span text:style-name="T3"> </text:span><text:span text:style-name="T5">VARCHAR</text:span><text:span text:style-name="T4">(</text:span><text:span text:style-name="T6">10</text:span><text:span text:style-name="T4">),</text:span><text:span text:style-name="T3"><text:line-break/></text:span><text:soft-page-break/><text:span text:style-name="T3"> <text:s text:c="3"/></text:span><text:span text:style-name="T4">op_date</text:span><text:span text:style-name="T3"> </text:span><text:span text:style-name="T5">DATE</text:span><text:span text:style-name="T3"><text:line-break/></text:span><text:span text:style-name="T4">);</text:span><text:span text:style-name="T3"><text:line-break/><text:line-break/></text:span><text:span text:style-name="T1">-- Step 2: Create trigger for auditing<text:line-break/></text:span><text:span text:style-name="T2">DELIMITER</text:span><text:span text:style-name="T3"> </text:span><text:span text:style-name="T6">//</text:span><text:span text:style-name="T3"><text:line-break/></text:span><text:span text:style-name="T2">CREATE</text:span><text:span text:style-name="T3"> </text:span><text:span text:style-name="T2">TRIGGER</text:span><text:span text:style-name="T3"> </text:span><text:span text:style-name="T4">audit_bankdeposit</text:span><text:span text:style-name="T3"><text:line-break/></text:span><text:span text:style-name="T2">BEFORE</text:span><text:span text:style-name="T3"> </text:span><text:span text:style-name="T2">INSERT</text:span><text:span text:style-name="T3"> </text:span><text:span text:style-name="T2">ON</text:span><text:span text:style-name="T3"> </text:span><text:span text:style-name="T4">bankdeposit</text:span><text:span text:style-name="T3"><text:line-break/></text:span><text:span text:style-name="T2">FOR</text:span><text:span text:style-name="T3"> </text:span><text:span text:style-name="T2">EACH</text:span><text:span text:style-name="T3"> </text:span><text:span text:style-name="T2">ROW</text:span><text:span text:style-name="T3"><text:line-break/></text:span><text:span text:style-name="T2">BEGIN</text:span><text:span text:style-name="T3"><text:line-break/> <text:s text:c="3"/></text:span><text:span text:style-name="T2">INSERT</text:span><text:span text:style-name="T3"> </text:span><text:span text:style-name="T2">INTO</text:span><text:span text:style-name="T3"> </text:span><text:span text:style-name="T4">addusername</text:span><text:span text:style-name="T3"> </text:span><text:span text:style-name="T4">(name,</text:span><text:span text:style-name="T3"> </text:span><text:span text:style-name="T4">username,</text:span><text:span text:style-name="T3"> </text:span><text:span text:style-name="T2">operation</text:span><text:span text:style-name="T4">,</text:span><text:span text:style-name="T3"> </text:span><text:span text:style-name="T4">op_date)</text:span><text:span text:style-name="T3"><text:line-break/> <text:s text:c="3"/></text:span><text:span text:style-name="T2">VALUES</text:span><text:span text:style-name="T3"> </text:span><text:span text:style-name="T4">(</text:span><text:span text:style-name="T2">NEW</text:span><text:span text:style-name="T4">.name,</text:span><text:span text:style-name="T3"> </text:span><text:span text:style-name="T2">CURRENT_USER</text:span><text:span text:style-name="T4">(),</text:span><text:span text:style-name="T3"> </text:span><text:span text:style-name="T7">'Insert'</text:span><text:span text:style-name="T4">,</text:span><text:span text:style-name="T3"> </text:span><text:span text:style-name="T2">CURRENT_DATE</text:span><text:span text:style-name="T4">());</text:span><text:span text:style-name="T3"><text:line-break/></text:span><text:span text:style-name="T2">END</text:span><text:span text:style-name="T4">;</text:span><text:span text:style-name="T3"><text:line-break/></text:span><text:span text:style-name="T6">//</text:span><text:span text:style-name="T3"><text:line-break/><text:line-break/></text:span><text:span text:style-name="T2">CREATE</text:span><text:span text:style-name="T3"> </text:span><text:span text:style-name="T2">TRIGGER</text:span><text:span text:style-name="T3"> </text:span><text:span text:style-name="T4">audit_bankdeposit_update</text:span><text:span text:style-name="T3"><text:line-break/></text:span><text:span text:style-name="T2">BEFORE</text:span><text:span text:style-name="T3"> </text:span><text:span text:style-name="T2">UPDATE</text:span><text:span text:style-name="T3"> </text:span><text:span text:style-name="T2">ON</text:span><text:span text:style-name="T3"> </text:span><text:span text:style-name="T4">bankdeposit</text:span><text:span text:style-name="T3"><text:line-break/></text:span><text:span text:style-name="T2">FOR</text:span><text:span text:style-name="T3"> </text:span><text:span text:style-name="T2">EACH</text:span><text:span text:style-name="T3"> </text:span><text:span text:style-name="T2">ROW</text:span><text:span text:style-name="T3"><text:line-break/></text:span><text:span text:style-name="T2">BEGIN</text:span><text:span text:style-name="T3"><text:line-break/> <text:s text:c="3"/></text:span><text:span text:style-name="T2">INSERT</text:span><text:span text:style-name="T3"> </text:span><text:span text:style-name="T2">INTO</text:span><text:span text:style-name="T3"> </text:span><text:span text:style-name="T4">addusername</text:span><text:span text:style-name="T3"> </text:span><text:span text:style-name="T4">(name,</text:span><text:span text:style-name="T3"> </text:span><text:span text:style-name="T4">username,</text:span><text:span text:style-name="T3"> </text:span><text:span text:style-name="T2">operation</text:span><text:span text:style-name="T4">,</text:span><text:span text:style-name="T3"> </text:span><text:span text:style-name="T4">op_date)</text:span><text:span text:style-name="T3"><text:line-break/> <text:s text:c="3"/></text:span><text:span text:style-name="T2">VALUES</text:span><text:span text:style-name="T3"> </text:span><text:span text:style-name="T4">(</text:span><text:span text:style-name="T2">OLD</text:span><text:span text:style-name="T4">.name,</text:span><text:span text:style-name="T3"> </text:span><text:span text:style-name="T2">CURRENT_USER</text:span><text:span text:style-name="T4">(),</text:span><text:span text:style-name="T3"> </text:span><text:span text:style-name="T7">'Update'</text:span><text:span text:style-name="T4">,</text:span><text:span text:style-name="T3"> </text:span><text:span text:style-name="T2">CURRENT_DATE</text:span><text:span text:style-name="T4">());</text:span><text:span text:style-name="T3"><text:line-break/></text:span><text:span text:style-name="T2">END</text:span><text:span text:style-name="T4">;</text:span><text:span text:style-name="T3"><text:line-break/></text:span><text:span text:style-name="T6">//</text:span><text:span text:style-name="T3"><text:line-break/><text:line-break/></text:span><text:span text:style-name="T2">CREATE</text:span><text:span text:style-name="T3"> </text:span><text:span text:style-name="T2">TRIGGER</text:span><text:span text:style-name="T3"> </text:span><text:span text:style-name="T4">audit_bankdeposit_delete</text:span><text:span text:style-name="T3"><text:line-break/></text:span><text:span text:style-name="T2">BEFORE</text:span><text:span text:style-name="T3"> </text:span><text:span text:style-name="T2">DELETE</text:span><text:span text:style-name="T3"> </text:span><text:span text:style-name="T2">ON</text:span><text:span text:style-name="T3"> </text:span><text:span text:style-name="T4">bankdeposit</text:span><text:span text:style-name="T3"><text:line-break/></text:span><text:span text:style-name="T2">FOR</text:span><text:span text:style-name="T3"> </text:span><text:span text:style-name="T2">EACH</text:span><text:span text:style-name="T3"> </text:span><text:span text:style-name="T2">ROW</text:span><text:span text:style-name="T3"><text:line-break/></text:span><text:span text:style-name="T2">BEGIN</text:span><text:span text:style-name="T3"><text:line-break/> <text:s text:c="3"/></text:span><text:span text:style-name="T2">INSERT</text:span><text:span text:style-name="T3"> </text:span><text:span text:style-name="T2">INTO</text:span><text:span text:style-name="T3"> </text:span><text:span text:style-name="T4">addusername</text:span><text:span text:style-name="T3"> </text:span><text:span text:style-name="T4">(name,</text:span><text:span text:style-name="T3"> </text:span><text:span text:style-name="T4">username,</text:span><text:span text:style-name="T3"> </text:span><text:span text:style-name="T2">operation</text:span><text:span text:style-name="T4">,</text:span><text:span text:style-name="T3"> </text:span><text:span text:style-name="T4">op_date)</text:span><text:span text:style-name="T3"><text:line-break/> <text:s text:c="3"/></text:span><text:span text:style-name="T2">VALUES</text:span><text:span text:style-name="T3"> </text:span><text:span text:style-name="T4">(</text:span><text:span text:style-name="T2">OLD</text:span><text:span text:style-name="T4">.name,</text:span><text:span text:style-name="T3"> </text:span><text:span text:style-name="T2">CURRENT_USER</text:span><text:span text:style-name="T4">(),</text:span><text:span text:style-name="T3"> </text:span><text:span text:style-name="T7">'Delete'</text:span><text:span text:style-name="T4">,</text:span><text:span text:style-name="T3"> </text:span><text:span text:style-name="T2">CURRENT_DATE</text:span><text:span text:style-name="T4">());</text:span><text:span text:style-name="T3"><text:line-break/></text:span><text:span text:style-name="T2">END</text:span><text:span text:style-name="T4">;</text:span><text:span text:style-name="T3"><text:line-break/></text:span><text:span text:style-name="T6">//</text:span><text:span text:style-name="T3"><text:line-break/></text:span><text:span text:style-name="T2">DELIMITER</text:span><text:span text:style-name="T3"> </text:span><text:span text:style-name="T4">;</text:span><text:span text:style-name="T3"><text:line-break/><text:line-break/></text:span><text:span text:style-name="T1">-- Step 3: Test the trigger<text:line-break/></text:span><text:span text:style-name="T2">INSERT</text:span><text:span text:style-name="T3"> </text:span><text:span text:style-name="T2">INTO</text:span><text:span text:style-name="T3"> </text:span><text:span text:style-name="T4">bankdeposit</text:span><text:span text:style-name="T3"> </text:span><text:span text:style-name="T4">(id,</text:span><text:span text:style-name="T3"> </text:span><text:span text:style-name="T4">name,</text:span><text:span text:style-name="T3"> </text:span><text:span text:style-name="T4">balance)</text:span><text:span text:style-name="T3"> </text:span><text:span text:style-name="T2">VALUES</text:span><text:span text:style-name="T3"> </text:span><text:span text:style-name="T4">(</text:span><text:span text:style-name="T6">1</text:span><text:span text:style-name="T4">,</text:span><text:span text:style-name="T3"> </text:span><text:span text:style-name="T7">'Momenul'</text:span><text:span text:style-name="T4">,</text:span><text:span text:style-name="T3"> </text:span><text:span text:style-name="T6">1000</text:span><text:span text:style-name="T4">);</text:span><text:span text:style-name="T3"><text:line-break/></text:span><text:span text:style-name="T2">UPDATE</text:span><text:span text:style-name="T3"> </text:span><text:span text:style-name="T4">bankdeposit</text:span><text:span text:style-name="T3"> </text:span><text:span text:style-name="T2">SET</text:span><text:span text:style-name="T3"> </text:span><text:span text:style-name="T4">balance</text:span><text:span text:style-name="T3"> </text:span><text:span text:style-name="T6">=</text:span><text:span text:style-name="T3"> </text:span><text:span text:style-name="T6">1500</text:span><text:span text:style-name="T3"> </text:span><text:span text:style-name="T2">WHERE</text:span><text:span text:style-name="T3"> </text:span><text:span text:style-name="T4">id</text:span><text:span text:style-name="T3"> </text:span><text:span text:style-name="T6">=</text:span><text:span text:style-name="T3"> </text:span><text:span text:style-name="T6">1</text:span><text:span text:style-name="T4">;</text:span><text:span text:style-name="T3"><text:line-break/></text:span><text:span text:style-name="T2">DELETE</text:span><text:span text:style-name="T3"> </text:span><text:span text:style-name="T2">FROM</text:span><text:span text:style-name="T3"> </text:span><text:span text:style-name="T4">bankdeposit</text:span><text:span text:style-name="T3"> </text:span><text:span text:style-name="T2">WHERE</text:span><text:span text:style-name="T3"> </text:span><text:span text:style-name="T4">id</text:span><text:span text:style-name="T3"> </text:span><text:span text:style-name="T6">=</text:span><text:span text:style-name="T3"> </text:span><text:span text:style-name="T6">1</text:span><text:span text:style-name="T4">;</text:span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2"><text:span text:style-name="T1">-- Step 1: Create tables<text:line-break/></text:span><text:span text:style-name="T2">CREATE</text:span><text:span text:style-name="T3"> </text:span><text:span text:style-name="T2">TABLE</text:span><text:span text:style-name="T3"> </text:span><text:span text:style-name="T4">maintable</text:span><text:span text:style-name="T3"> </text:span><text:span text:style-name="T4">(</text:span><text:span text:style-name="T3"><text:line-break/> <text:s text:c="3"/></text:span><text:span text:style-name="T4">id</text:span><text:span text:style-name="T3"> </text:span><text:span text:style-name="T5">INT</text:span><text:span text:style-name="T4">,</text:span><text:span text:style-name="T3"><text:line-break/> <text:s text:c="3"/></text:span><text:span text:style-name="T4">name</text:span><text:span text:style-name="T3"> </text:span><text:span text:style-name="T5">VARCHAR</text:span><text:span text:style-name="T4">(</text:span><text:span text:style-name="T6">10</text:span><text:span text:style-name="T4">),</text:span><text:span text:style-name="T3"><text:line-break/> <text:s text:c="3"/></text:span><text:span text:style-name="T4">balance</text:span><text:span text:style-name="T3"> </text:span><text:span text:style-name="T5">INT</text:span><text:span text:style-name="T3"><text:line-break/></text:span><text:span text:style-name="T4">);</text:span><text:span text:style-name="T3"><text:line-break/><text:line-break/></text:span><text:span text:style-name="T2">CREATE</text:span><text:span text:style-name="T3"> </text:span><text:span text:style-name="T2">TABLE</text:span><text:span text:style-name="T3"> </text:span><text:span text:style-name="T4">consume</text:span><text:span text:style-name="T3"> </text:span><text:span text:style-name="T4">(</text:span><text:span text:style-name="T3"><text:line-break/> <text:s text:c="3"/></text:span><text:span text:style-name="T4">name</text:span><text:span text:style-name="T3"> </text:span><text:span text:style-name="T5">VARCHAR</text:span><text:span text:style-name="T4">(</text:span><text:span text:style-name="T6">10</text:span><text:span text:style-name="T4">),</text:span><text:span text:style-name="T3"><text:line-break/> <text:s text:c="3"/></text:span><text:span text:style-name="T4">balance</text:span><text:span text:style-name="T3"> </text:span><text:span text:style-name="T5">INT</text:span><text:span text:style-name="T3"><text:line-break/></text:span><text:span text:style-name="T4">);</text:span><text:span text:style-name="T3"><text:line-break/><text:line-break/></text:span><text:span text:style-name="T2">CREATE</text:span><text:span text:style-name="T3"> </text:span><text:span text:style-name="T2">TABLE</text:span><text:span text:style-name="T3"> </text:span><text:span text:style-name="T4">deleteconsume</text:span><text:span text:style-name="T3"> </text:span><text:span text:style-name="T4">(</text:span><text:span text:style-name="T3"><text:line-break/> <text:s text:c="3"/></text:span><text:span text:style-name="T4">name</text:span><text:span text:style-name="T3"> </text:span><text:span text:style-name="T5">VARCHAR</text:span><text:span text:style-name="T4">(</text:span><text:span text:style-name="T6">10</text:span><text:span text:style-name="T4">)</text:span><text:span text:style-name="T3"><text:line-break/></text:span><text:span text:style-name="T4">);</text:span><text:span text:style-name="T3"><text:line-break/><text:line-break/></text:span><text:span text:style-name="T1">-- Step 2: Create triggers<text:line-break/>-- Trigger after insert on maintable<text:line-break/></text:span><text:span text:style-name="T2">DELIMITER</text:span><text:span text:style-name="T3"> </text:span><text:span text:style-name="T6">//</text:span><text:span text:style-name="T3"><text:line-break/></text:span><text:span text:style-name="T2">CREATE</text:span><text:span text:style-name="T3"> </text:span><text:span text:style-name="T2">TRIGGER</text:span><text:span text:style-name="T3"> </text:span><text:span text:style-name="T4">after_insert_maintable</text:span><text:span text:style-name="T3"><text:line-break/></text:span><text:span text:style-name="T2">AFTER</text:span><text:span text:style-name="T3"> </text:span><text:span text:style-name="T2">INSERT</text:span><text:span text:style-name="T3"> </text:span><text:span text:style-name="T2">ON</text:span><text:span text:style-name="T3"> </text:span><text:span text:style-name="T4">maintable</text:span><text:span text:style-name="T3"><text:line-break/></text:span><text:span text:style-name="T2">FOR</text:span><text:span text:style-name="T3"> </text:span><text:span text:style-name="T2">EACH</text:span><text:span text:style-name="T3"> </text:span><text:span text:style-name="T2">ROW</text:span><text:span text:style-name="T3"><text:line-break/></text:span><text:span text:style-name="T2">BEGIN</text:span><text:span text:style-name="T3"><text:line-break/> <text:s text:c="3"/></text:span><text:span text:style-name="T2">INSERT</text:span><text:span text:style-name="T3"> </text:span><text:span text:style-name="T2">INTO</text:span><text:span text:style-name="T3"> </text:span><text:span text:style-name="T4">consume</text:span><text:span text:style-name="T3"> </text:span><text:span text:style-name="T4">(name,</text:span><text:span text:style-name="T3"> </text:span><text:span text:style-name="T4">balance)</text:span><text:span text:style-name="T3"><text:line-break/> <text:s text:c="3"/></text:span><text:span text:style-name="T2">VALUES</text:span><text:span text:style-name="T3"> </text:span><text:span text:style-name="T4">(</text:span><text:span text:style-name="T2">NEW</text:span><text:span text:style-name="T4">.name,</text:span><text:span text:style-name="T3"> </text:span><text:span text:style-name="T2">NEW</text:span><text:span text:style-name="T4">.balance);</text:span><text:span text:style-name="T3"><text:line-break/></text:span><text:span text:style-name="T2">END</text:span><text:span text:style-name="T4">;</text:span><text:span text:style-name="T3"><text:line-break/></text:span><text:span text:style-name="T6">//</text:span><text:span text:style-name="T3"><text:line-break/></text:span><text:span text:style-name="T2">DELIMITER</text:span><text:span text:style-name="T3"> </text:span><text:span text:style-name="T4">;</text:span><text:span text:style-name="T3"><text:line-break/><text:line-break/></text:span><text:span text:style-name="T1">-- Trigger after delete on maintable<text:line-break/></text:span><text:span text:style-name="T2">DELIMITER</text:span><text:span text:style-name="T3"> </text:span><text:span text:style-name="T6">//</text:span><text:span text:style-name="T3"><text:line-break/></text:span><text:span text:style-name="T2">CREATE</text:span><text:span text:style-name="T3"> </text:span><text:span text:style-name="T2">TRIGGER</text:span><text:span text:style-name="T3"> </text:span><text:span text:style-name="T4">after_delete_maintable</text:span><text:span text:style-name="T3"><text:line-break/></text:span><text:span text:style-name="T2">AFTER</text:span><text:span text:style-name="T3"> </text:span><text:span text:style-name="T2">DELETE</text:span><text:span text:style-name="T3"> </text:span><text:span text:style-name="T2">ON</text:span><text:span text:style-name="T3"> </text:span><text:span text:style-name="T4">maintable</text:span><text:span text:style-name="T3"><text:line-break/></text:span><text:span text:style-name="T2">FOR</text:span><text:span text:style-name="T3"> </text:span><text:span text:style-name="T2">EACH</text:span><text:span text:style-name="T3"> </text:span><text:span text:style-name="T2">ROW</text:span><text:span text:style-name="T3"><text:line-break/></text:span><text:span text:style-name="T2">BEGIN</text:span><text:span text:style-name="T3"><text:line-break/> <text:s text:c="3"/></text:span><text:span text:style-name="T2">INSERT</text:span><text:span text:style-name="T3"> </text:span><text:span text:style-name="T2">INTO</text:span><text:span text:style-name="T3"> </text:span><text:span text:style-name="T4">deleteconsume</text:span><text:span text:style-name="T3"> </text:span><text:span text:style-name="T4">(name)</text:span><text:span text:style-name="T3"><text:line-break/> <text:s text:c="3"/></text:span><text:span text:style-name="T2">VALUES</text:span><text:span text:style-name="T3"> </text:span><text:span text:style-name="T4">(</text:span><text:span text:style-name="T2">OLD</text:span><text:span text:style-name="T4">.name);</text:span><text:span text:style-name="T3"><text:line-break/></text:span><text:span text:style-name="T2">END</text:span><text:span text:style-name="T4">;</text:span><text:span text:style-name="T3"><text:line-break/></text:span><text:soft-page-break/><text:span text:style-name="T6">//</text:span><text:span text:style-name="T3"><text:line-break/></text:span><text:span text:style-name="T2">DELIMITER</text:span><text:span text:style-name="T3"> </text:span><text:span text:style-name="T4">;</text:span><text:span text:style-name="T3"><text:line-break/><text:line-break/></text:span><text:span text:style-name="T1">-- Step 3: Test the triggers<text:line-break/></text:span><text:span text:style-name="T2">INSERT</text:span><text:span text:style-name="T3"> </text:span><text:span text:style-name="T2">INTO</text:span><text:span text:style-name="T3"> </text:span><text:span text:style-name="T4">maintable</text:span><text:span text:style-name="T3"> </text:span><text:span text:style-name="T4">(id,</text:span><text:span text:style-name="T3"> </text:span><text:span text:style-name="T4">name,</text:span><text:span text:style-name="T3"> </text:span><text:span text:style-name="T4">balance)</text:span><text:span text:style-name="T3"> </text:span><text:span text:style-name="T2">VALUES</text:span><text:span text:style-name="T3"> </text:span><text:span text:style-name="T4">(</text:span><text:span text:style-name="T6">1</text:span><text:span text:style-name="T4">,</text:span><text:span text:style-name="T3"> </text:span><text:span text:style-name="T7">'Momenul'</text:span><text:span text:style-name="T4">,</text:span><text:span text:style-name="T3"> </text:span><text:span text:style-name="T6">1000</text:span><text:span text:style-name="T4">);</text:span><text:span text:style-name="T3"><text:line-break/></text:span><text:span text:style-name="T2">DELETE</text:span><text:span text:style-name="T3"> </text:span><text:span text:style-name="T2">FROM</text:span><text:span text:style-name="T3"> </text:span><text:span text:style-name="T4">maintable</text:span><text:span text:style-name="T3"> </text:span><text:span text:style-name="T2">WHERE</text:span><text:span text:style-name="T3"> </text:span><text:span text:style-name="T4">id</text:span><text:span text:style-name="T3"> </text:span><text:span text:style-name="T6">=</text:span><text:span text:style-name="T3"> </text:span><text:span text:style-name="T6">1</text:span><text:span text:style-name="T4">;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2T14:14:15.674000000</meta:creation-date>
    <dc:date>2024-11-02T14:22:09.876000000</dc:date>
    <meta:editing-duration>PT7M54S</meta:editing-duration>
    <meta:editing-cycles>1</meta:editing-cycles>
    <meta:document-statistic meta:table-count="0" meta:image-count="0" meta:object-count="0" meta:page-count="6" meta:paragraph-count="6" meta:word-count="550" meta:character-count="3845" meta:non-whitespace-character-count="3095"/>
    <meta:generator>LibreOffice/24.8.2.1$Windows_X86_64 LibreOffice_project/0f794b6e29741098670a3b95d60478a65d05ef13</meta:generator>
  </office:meta>
</office:document-meta>
</file>